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391000001B10000014A19609AD64B5CBAE3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a" svg:font-family="Symbol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98cm" style:rel-column-width="32764*"/>
    </style:style>
    <style:style style:name="Tableau1.B" style:family="table-column">
      <style:table-column-properties style:column-width="8.502cm" style:rel-column-width="32771*"/>
    </style:style>
    <style:style style:name="Tableau1.A1" style:family="table-cell">
      <style:table-cell-properties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.607cm" style:rel-column-width="911*"/>
    </style:style>
    <style:style style:name="Tableau3.B" style:family="table-column">
      <style:table-column-properties style:column-width="1.593cm" style:rel-column-width="903*"/>
    </style:style>
    <style:style style:name="Tableau3.C" style:family="table-column">
      <style:table-column-properties style:column-width="12.185cm" style:rel-column-width="6908*"/>
    </style:style>
    <style:style style:name="Tableau3.D" style:family="table-column">
      <style:table-column-properties style:column-width="1.616cm" style:rel-column-width="916*"/>
    </style:style>
    <style:style style:name="Tableau3.A1" style:family="table-cell">
      <style:table-cell-properties fo:padding="0cm" fo:border="none"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607cm" style:rel-column-width="911*"/>
    </style:style>
    <style:style style:name="Tableau4.B" style:family="table-column">
      <style:table-column-properties style:column-width="1.593cm" style:rel-column-width="903*"/>
    </style:style>
    <style:style style:name="Tableau4.C" style:family="table-column">
      <style:table-column-properties style:column-width="12.185cm" style:rel-column-width="6908*"/>
    </style:style>
    <style:style style:name="Tableau4.D" style:family="table-column">
      <style:table-column-properties style:column-width="1.616cm" style:rel-column-width="916*"/>
    </style:style>
    <style:style style:name="Tableau4.A1" style:family="table-cell">
      <style:table-cell-properties fo:padding="0cm" fo:border="none" style:writing-mode="pag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607cm" style:rel-column-width="911*"/>
    </style:style>
    <style:style style:name="Tableau5.B" style:family="table-column">
      <style:table-column-properties style:column-width="1.593cm" style:rel-column-width="903*"/>
    </style:style>
    <style:style style:name="Tableau5.C" style:family="table-column">
      <style:table-column-properties style:column-width="12.185cm" style:rel-column-width="6908*"/>
    </style:style>
    <style:style style:name="Tableau5.D" style:family="table-column">
      <style:table-column-properties style:column-width="1.616cm" style:rel-column-width="916*"/>
    </style:style>
    <style:style style:name="Tableau5.A1" style:family="table-cell">
      <style:table-cell-properties fo:padding="0cm" fo:border="none"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.607cm" style:rel-column-width="911*"/>
    </style:style>
    <style:style style:name="Tableau6.B" style:family="table-column">
      <style:table-column-properties style:column-width="1.593cm" style:rel-column-width="903*"/>
    </style:style>
    <style:style style:name="Tableau6.C" style:family="table-column">
      <style:table-column-properties style:column-width="12.185cm" style:rel-column-width="6908*"/>
    </style:style>
    <style:style style:name="Tableau6.D" style:family="table-column">
      <style:table-column-properties style:column-width="1.616cm" style:rel-column-width="916*"/>
    </style:style>
    <style:style style:name="Tableau6.A1" style:family="table-cell">
      <style:table-cell-properties fo:padding="0cm" fo:border="none" style:writing-mode="pag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.607cm" style:rel-column-width="911*"/>
    </style:style>
    <style:style style:name="Tableau7.B" style:family="table-column">
      <style:table-column-properties style:column-width="1.593cm" style:rel-column-width="903*"/>
    </style:style>
    <style:style style:name="Tableau7.C" style:family="table-column">
      <style:table-column-properties style:column-width="12.185cm" style:rel-column-width="6908*"/>
    </style:style>
    <style:style style:name="Tableau7.D" style:family="table-column">
      <style:table-column-properties style:column-width="1.616cm" style:rel-column-width="916*"/>
    </style:style>
    <style:style style:name="Tableau7.A1" style:family="table-cell">
      <style:table-cell-properties fo:padding="0cm" fo:border="none" style:writing-mode="pag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.607cm" style:rel-column-width="911*"/>
    </style:style>
    <style:style style:name="Tableau8.B" style:family="table-column">
      <style:table-column-properties style:column-width="1.593cm" style:rel-column-width="903*"/>
    </style:style>
    <style:style style:name="Tableau8.C" style:family="table-column">
      <style:table-column-properties style:column-width="12.185cm" style:rel-column-width="6908*"/>
    </style:style>
    <style:style style:name="Tableau8.D" style:family="table-column">
      <style:table-column-properties style:column-width="1.616cm" style:rel-column-width="916*"/>
    </style:style>
    <style:style style:name="Tableau8.A1" style:family="table-cell">
      <style:table-cell-properties fo:padding="0cm" fo:border="none" style:writing-mode="pag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.607cm" style:rel-column-width="911*"/>
    </style:style>
    <style:style style:name="Tableau9.B" style:family="table-column">
      <style:table-column-properties style:column-width="1.593cm" style:rel-column-width="903*"/>
    </style:style>
    <style:style style:name="Tableau9.C" style:family="table-column">
      <style:table-column-properties style:column-width="12.185cm" style:rel-column-width="6908*"/>
    </style:style>
    <style:style style:name="Tableau9.D" style:family="table-column">
      <style:table-column-properties style:column-width="1.616cm" style:rel-column-width="916*"/>
    </style:style>
    <style:style style:name="Tableau9.A1" style:family="table-cell">
      <style:table-cell-properties fo:padding="0cm" fo:border="none" style:writing-mode="page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.607cm" style:rel-column-width="911*"/>
    </style:style>
    <style:style style:name="Tableau10.B" style:family="table-column">
      <style:table-column-properties style:column-width="1.593cm" style:rel-column-width="903*"/>
    </style:style>
    <style:style style:name="Tableau10.C" style:family="table-column">
      <style:table-column-properties style:column-width="12.185cm" style:rel-column-width="6908*"/>
    </style:style>
    <style:style style:name="Tableau10.D" style:family="table-column">
      <style:table-column-properties style:column-width="1.616cm" style:rel-column-width="916*"/>
    </style:style>
    <style:style style:name="Tableau10.A1" style:family="table-cell">
      <style:table-cell-properties fo:padding="0cm" fo:border="none" style:writing-mode="pag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.607cm" style:rel-column-width="911*"/>
    </style:style>
    <style:style style:name="Tableau11.B" style:family="table-column">
      <style:table-column-properties style:column-width="1.593cm" style:rel-column-width="903*"/>
    </style:style>
    <style:style style:name="Tableau11.C" style:family="table-column">
      <style:table-column-properties style:column-width="12.185cm" style:rel-column-width="6908*"/>
    </style:style>
    <style:style style:name="Tableau11.D" style:family="table-column">
      <style:table-column-properties style:column-width="1.616cm" style:rel-column-width="916*"/>
    </style:style>
    <style:style style:name="Tableau11.A1" style:family="table-cell">
      <style:table-cell-properties fo:padding="0cm" fo:border="none" style:writing-mode="pag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.607cm" style:rel-column-width="911*"/>
    </style:style>
    <style:style style:name="Tableau12.B" style:family="table-column">
      <style:table-column-properties style:column-width="1.593cm" style:rel-column-width="903*"/>
    </style:style>
    <style:style style:name="Tableau12.C" style:family="table-column">
      <style:table-column-properties style:column-width="12.185cm" style:rel-column-width="6908*"/>
    </style:style>
    <style:style style:name="Tableau12.D" style:family="table-column">
      <style:table-column-properties style:column-width="1.616cm" style:rel-column-width="916*"/>
    </style:style>
    <style:style style:name="Tableau12.A1" style:family="table-cell">
      <style:table-cell-properties fo:padding="0cm" fo:border="none" style:writing-mode="page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.612cm" style:rel-column-width="6212*"/>
    </style:style>
    <style:style style:name="Tableau13.B" style:family="table-column">
      <style:table-column-properties style:column-width="6.888cm" style:rel-column-width="26551*"/>
    </style:style>
    <style:style style:name="Tableau13.C" style:family="table-column">
      <style:table-column-properties style:column-width="6.89cm" style:rel-column-width="26557*"/>
    </style:style>
    <style:style style:name="Tableau13.D" style:family="table-column">
      <style:table-column-properties style:column-width="1.612cm" style:rel-column-width="6215*"/>
    </style:style>
    <style:style style:name="Tableau13.1" style:family="table-row">
      <style:table-row-properties style:min-row-height="0.504cm"/>
    </style:style>
    <style:style style:name="Tableau13.A1" style:family="table-cell">
      <style:table-cell-properties fo:padding="0cm" fo:border="none" style:writing-mode="page"/>
    </style:style>
    <style:style style:name="Tableau13.2" style:family="table-row">
      <style:table-row-properties style:min-row-height="0.986cm"/>
    </style:style>
    <style:style style:name="Tableau13.3" style:family="table-row">
      <style:table-row-properties style:min-row-height="0.506cm"/>
    </style:style>
    <style:style style:name="Tableau13.7" style:family="table-row">
      <style:table-row-properties style:min-row-height="0.482cm"/>
    </style:style>
    <style:style style:name="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0fec228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10e9033" style:font-size-asian="8pt" style:font-size-complex="8pt"/>
    </style:style>
    <style:style style:name="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officeooo:paragraph-rsid="00fec228"/>
    </style:style>
    <style:style style:name="P4" style:family="paragraph" style:parent-style-name="Standard">
      <style:paragraph-properties fo:line-height="115%" fo:text-align="end" style:justify-single-word="false"/>
      <style:text-properties style:font-name="Liberation Mono" fo:font-size="10pt" officeooo:rsid="00d7aa74" officeooo:paragraph-rsid="00d7aa74" style:font-size-asian="10pt" style:font-size-complex="10pt"/>
    </style:style>
    <style:style style:name="P5" style:family="paragraph" style:parent-style-name="Standard">
      <style:paragraph-properties fo:line-height="115%"/>
      <style:text-properties style:font-name="Liberation Mono" fo:font-size="10pt" officeooo:paragraph-rsid="00d7aa74" style:font-size-asian="10pt" style:font-size-complex="10pt"/>
    </style:style>
    <style:style style:name="P6" style:family="paragraph" style:parent-style-name="Standard">
      <style:paragraph-properties fo:line-height="115%"/>
      <style:text-properties style:font-name="Liberation Mono" fo:font-size="10pt" officeooo:paragraph-rsid="001baeed" style:font-size-asian="10pt" style:font-size-complex="10pt"/>
    </style:style>
    <style:style style:name="P7" style:family="paragraph" style:parent-style-name="Standard">
      <style:paragraph-properties fo:line-height="115%"/>
      <style:text-properties style:font-name="Liberation Mono" fo:font-size="10pt" officeooo:paragraph-rsid="00ee2dd6" style:font-size-asian="10pt" style:font-size-complex="10pt"/>
    </style:style>
    <style:style style:name="P8" style:family="paragraph" style:parent-style-name="Standard">
      <style:paragraph-properties fo:line-height="115%"/>
      <style:text-properties style:font-name="Liberation Mono" fo:font-size="10pt" officeooo:paragraph-rsid="00e91e1b" style:font-size-asian="10pt" style:font-size-complex="10pt"/>
    </style:style>
    <style:style style:name="P9" style:family="paragraph" style:parent-style-name="Standard">
      <style:paragraph-properties fo:line-height="115%"/>
      <style:text-properties style:font-name="Liberation Mono" fo:font-size="10pt" officeooo:paragraph-rsid="00e9e6f1" style:font-size-asian="10pt" style:font-size-complex="10pt"/>
    </style:style>
    <style:style style:name="P10" style:family="paragraph" style:parent-style-name="Standard">
      <style:paragraph-properties fo:line-height="115%"/>
      <style:text-properties style:font-name="Liberation Mono" fo:font-size="10pt" officeooo:paragraph-rsid="0100b6ac" style:font-size-asian="10pt" style:font-size-complex="10pt"/>
    </style:style>
    <style:style style:name="P11" style:family="paragraph" style:parent-style-name="Standard">
      <style:paragraph-properties fo:line-height="115%"/>
      <style:text-properties style:font-name="Liberation Mono" fo:font-size="10pt" officeooo:rsid="00e91e1b" officeooo:paragraph-rsid="00e91e1b" style:font-size-asian="10pt" style:font-size-complex="10pt"/>
    </style:style>
    <style:style style:name="P12" style:family="paragraph" style:parent-style-name="Standard">
      <style:paragraph-properties fo:line-height="115%"/>
      <style:text-properties style:font-name="Liberation Mono" fo:font-size="10pt" officeooo:rsid="00bafd49" officeooo:paragraph-rsid="00d7aa74" style:font-size-asian="10pt" style:font-size-complex="10pt"/>
    </style:style>
    <style:style style:name="P13" style:family="paragraph" style:parent-style-name="Standard">
      <style:paragraph-properties fo:line-height="115%"/>
      <style:text-properties style:font-name="Liberation Mono" fo:font-size="10pt" officeooo:rsid="0100b6ac" officeooo:paragraph-rsid="0100b6ac" style:font-size-asian="10pt" style:font-size-complex="10pt"/>
    </style:style>
    <style:style style:name="P14" style:family="paragraph" style:parent-style-name="Standard">
      <style:paragraph-properties fo:line-height="115%"/>
      <style:text-properties style:font-name="Liberation Mono" fo:font-size="12pt" fo:font-weight="bold" officeooo:paragraph-rsid="00d7aa74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15%"/>
      <style:text-properties style:font-name="Liberation Mono" fo:font-size="9pt" officeooo:rsid="00423fc1" officeooo:paragraph-rsid="00d7aa74" style:font-size-asian="9pt" style:font-size-complex="9pt"/>
    </style:style>
    <style:style style:name="P16" style:family="paragraph" style:parent-style-name="Standard">
      <style:paragraph-properties fo:line-height="115%"/>
      <style:text-properties style:font-name="Liberation Mono" fo:font-size="9pt" officeooo:rsid="00423fc1" officeooo:paragraph-rsid="00d91937" style:font-size-asian="9pt" style:font-size-complex="9pt"/>
    </style:style>
    <style:style style:name="P17" style:family="paragraph" style:parent-style-name="Standard">
      <style:paragraph-properties fo:line-height="115%"/>
      <style:text-properties style:font-name="Liberation Mono" fo:font-size="9pt" officeooo:paragraph-rsid="00d91937" style:font-size-asian="9pt" style:font-size-complex="9pt"/>
    </style:style>
    <style:style style:name="P18" style:family="paragraph" style:parent-style-name="Standard">
      <style:paragraph-properties fo:line-height="115%"/>
      <style:text-properties style:font-name="Liberation Mono" officeooo:paragraph-rsid="00ef62cb"/>
    </style:style>
    <style:style style:name="P19" style:family="paragraph" style:parent-style-name="Standard">
      <style:text-properties officeooo:paragraph-rsid="010a23f8"/>
    </style:style>
    <style:style style:name="P20" style:family="paragraph" style:parent-style-name="Standard">
      <style:text-properties fo:font-size="8pt" officeooo:paragraph-rsid="010a23f8" style:font-size-asian="8pt" style:font-size-complex="8pt"/>
    </style:style>
    <style:style style:name="P21" style:family="paragraph" style:parent-style-name="Standard">
      <style:paragraph-properties fo:line-height="115%"/>
      <style:text-properties fo:font-size="9pt" officeooo:paragraph-rsid="00e91e1b" style:font-size-asian="9pt" style:font-size-complex="9pt"/>
    </style:style>
    <style:style style:name="P22" style:family="paragraph" style:parent-style-name="Table_20_Contents">
      <style:paragraph-properties fo:line-height="115%"/>
      <style:text-properties style:font-name="Liberation Mono" fo:font-size="10pt" officeooo:rsid="00e91e1b" officeooo:paragraph-rsid="00e91e1b" style:font-size-asian="10pt" style:font-size-complex="10pt"/>
    </style:style>
    <style:style style:name="P23" style:family="paragraph" style:parent-style-name="Table_20_Contents">
      <style:paragraph-properties fo:line-height="115%"/>
      <style:text-properties style:font-name="Liberation Mono" fo:font-size="10pt" style:font-size-asian="10pt" style:font-size-complex="10pt"/>
    </style:style>
    <style:style style:name="P24" style:family="paragraph" style:parent-style-name="Table_20_Contents">
      <style:paragraph-properties fo:line-height="115%"/>
      <style:text-properties style:font-name="Liberation Mono" fo:font-size="10pt" officeooo:paragraph-rsid="00e91e1b" style:font-size-asian="10pt" style:font-size-complex="10pt"/>
    </style:style>
    <style:style style:name="P25" style:family="paragraph" style:parent-style-name="Table_20_Contents">
      <style:paragraph-properties fo:line-height="115%"/>
      <style:text-properties style:font-name="Liberation Mono" fo:font-size="10pt" officeooo:rsid="0100b6ac" officeooo:paragraph-rsid="0100b6ac" style:font-size-asian="10pt" style:font-size-complex="10pt"/>
    </style:style>
    <style:style style:name="P26" style:family="paragraph" style:parent-style-name="Table_20_Contents">
      <style:paragraph-properties fo:line-height="115%" fo:text-align="end" style:justify-single-word="false"/>
      <style:text-properties style:font-name="Liberation Mono" fo:font-size="17pt" fo:font-weight="bold" officeooo:rsid="00e91e1b" officeooo:paragraph-rsid="00e91e1b" style:font-size-asian="17pt" style:font-weight-asian="bold" style:font-size-complex="17pt" style:font-weight-complex="bold"/>
    </style:style>
    <style:style style:name="P27" style:family="paragraph" style:parent-style-name="Table_20_Contents">
      <style:paragraph-properties fo:line-height="115%"/>
      <style:text-properties style:font-name="Liberation Mono" fo:font-size="8pt" officeooo:paragraph-rsid="010a23f8" style:font-size-asian="8pt" style:font-size-complex="8pt"/>
    </style:style>
    <style:style style:name="P28" style:family="paragraph" style:parent-style-name="Table_20_Contents">
      <style:paragraph-properties fo:line-height="115%"/>
      <style:text-properties style:font-name="Liberation Mono" fo:font-size="8pt" officeooo:paragraph-rsid="00ef62cb" style:font-size-asian="8pt" style:font-size-complex="8pt"/>
    </style:style>
    <style:style style:name="P29" style:family="paragraph" style:parent-style-name="Table_20_Contents">
      <style:paragraph-properties fo:line-height="115%"/>
      <style:text-properties style:font-name="Liberation Mono" fo:font-size="8pt" officeooo:rsid="00d91937" officeooo:paragraph-rsid="010a23f8" style:font-size-asian="8pt" style:font-size-complex="8pt"/>
    </style:style>
    <style:style style:name="P30" style:family="paragraph" style:parent-style-name="Table_20_Contents">
      <style:paragraph-properties fo:line-height="115%"/>
      <style:text-properties style:font-name="Liberation Mono" fo:font-size="8pt" officeooo:rsid="00d91937" officeooo:paragraph-rsid="0109a49c" style:font-size-asian="8pt" style:font-size-complex="8pt"/>
    </style:style>
    <style:style style:name="P31" style:family="paragraph" style:parent-style-name="Table_20_Contents">
      <style:paragraph-properties fo:line-height="115%" fo:text-align="start" style:justify-single-word="false"/>
      <style:text-properties style:font-name="Liberation Mono" fo:font-size="8pt" officeooo:rsid="0109a49c" officeooo:paragraph-rsid="010a23f8" style:font-size-asian="8pt" style:font-size-complex="8pt"/>
    </style:style>
    <style:style style:name="P32" style:family="paragraph" style:parent-style-name="Table_20_Contents">
      <style:paragraph-properties fo:line-height="115%" fo:text-align="start" style:justify-single-word="false"/>
      <style:text-properties style:font-name="Liberation Mono" fo:font-size="8pt" officeooo:rsid="0109a49c" officeooo:paragraph-rsid="0109a49c" style:font-size-asian="8pt" style:font-size-complex="8pt"/>
    </style:style>
    <style:style style:name="P33" style:family="paragraph" style:parent-style-name="Table_20_Contents" style:list-style-name="L1">
      <style:paragraph-properties fo:margin-left="3.048cm" fo:margin-right="3.048cm" fo:margin-top="0cm" fo:margin-bottom="0.305cm" loext:contextual-spacing="false" fo:line-height="115%" fo:text-indent="-0.635cm" style:auto-text-indent="false">
        <style:tab-stops/>
      </style:paragraph-properties>
      <style:text-properties style:font-name="Liberation Mono" fo:font-size="9pt" officeooo:rsid="0068b246" officeooo:paragraph-rsid="00e91e1b" style:font-size-asian="9pt" style:font-size-complex="9pt"/>
    </style:style>
    <style:style style:name="T1" style:family="text">
      <style:text-properties officeooo:rsid="0100e41b"/>
    </style:style>
    <style:style style:name="T2" style:family="text">
      <style:text-properties fo:font-size="8pt" officeooo:rsid="00da37ce" style:font-name-asian="Symbola" style:font-size-asian="8pt" style:font-name-complex="Symbola" style:font-size-complex="8pt"/>
    </style:style>
    <style:style style:name="T3" style:family="text">
      <style:text-properties fo:font-size="8pt" officeooo:rsid="00e831e4" style:font-name-asian="Symbola" style:font-size-asian="8pt" style:font-name-complex="Symbola" style:font-size-complex="8pt"/>
    </style:style>
    <style:style style:name="T4" style:family="text">
      <style:text-properties officeooo:rsid="001ca422"/>
    </style:style>
    <style:style style:name="T5" style:family="text">
      <style:text-properties officeooo:rsid="00ec56a6"/>
    </style:style>
    <style:style style:name="T6" style:family="text">
      <style:text-properties style:font-name="Liberation Mono" officeooo:rsid="0051b364"/>
    </style:style>
    <style:style style:name="T7" style:family="text">
      <style:text-properties style:font-name="Liberation Mono" officeooo:rsid="001ad869"/>
    </style:style>
    <style:style style:name="T8" style:family="text">
      <style:text-properties style:font-name="Liberation Mono" officeooo:rsid="0025d1fe"/>
    </style:style>
    <style:style style:name="T9" style:family="text">
      <style:text-properties style:font-name="Liberation Mono" officeooo:rsid="0030abdf"/>
    </style:style>
    <style:style style:name="T10" style:family="text">
      <style:text-properties style:font-name="Liberation Mono" officeooo:rsid="003f458a"/>
    </style:style>
    <style:style style:name="T11" style:family="text">
      <style:text-properties style:font-name="Liberation Mono" officeooo:rsid="004a4de3"/>
    </style:style>
    <style:style style:name="T12" style:family="text">
      <style:text-properties style:font-name="Liberation Mono" officeooo:rsid="00ee2dd6"/>
    </style:style>
    <style:style style:name="T13" style:family="text">
      <style:text-properties style:font-name="Liberation Mono" officeooo:rsid="00f60bc5"/>
    </style:style>
    <style:style style:name="T14" style:family="text">
      <style:text-properties style:font-name="Liberation Mono" officeooo:rsid="011174f9"/>
    </style:style>
    <style:style style:name="T15" style:family="text">
      <style:text-properties officeooo:rsid="0115f7e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image text:level="1" xlink:href="Pictures/10000391000001B10000014A19609AD64B5CBAE3.svg" xlink:type="simple" xlink:show="embed" xlink:actuate="onLoad">
        <style:list-level-properties text:list-level-position-and-space-mode="label-alignment" style:vertical-pos="middle" style:vertical-rel="line" fo:width="0.462cm" fo:height="0.353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">
      <number:number number:decimal-places="0" loext:min-decimal-places="0" number:min-integer-digits="1"/>
    </number:number-style>
    <number:time-style style:name="N20040" number:language="fr" number:country="FR">
      <number:hours number:style="long"/>
      <number:text>:</number:text>
      <number:minutes number:style="long"/>
    </number:time-style>
    <number:date-style style:name="N20076" number:language="fr" number:country="FR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SCHOOL_ADDRESS1_FOOT"/>
        <text:variable-decl office:value-type="string" text:name="SCHOOL_CITY_FOOT"/>
        <text:variable-decl office:value-type="string" text:name="SCHOOL_EMAIL_FOOT"/>
        <text:variable-decl office:value-type="string" text:name="SCHOOL_NAME_FOOT"/>
        <text:variable-decl office:value-type="string" text:name="SCHOOL_PHONE_FOOT"/>
        <text:variable-decl office:value-type="string" text:name="SCHOOL_ZIPCODE_FOOT"/>
        <text:variable-decl office:value-type="string" text:name="USER_CITY"/>
        <text:variable-decl office:value-type="string" text:name="USER_ZIPCODE"/>
        <text:variable-decl office:value-type="string" text:name="USER_ADRESS1"/>
        <text:variable-decl office:value-type="string" text:name="USER_FIRSTNAME"/>
        <text:variable-decl office:value-type="string" text:name="USER_LASTNAME"/>
        <text:variable-decl office:value-type="string" text:name="USER_GENDER"/>
        <text:variable-decl office:value-type="string" text:name="SCHOOL_EMAIL"/>
        <text:variable-decl office:value-type="string" text:name="SCHOOL_PHONE"/>
        <text:variable-decl office:value-type="string" text:name="SCHOOL_CITY"/>
        <text:variable-decl office:value-type="string" text:name="SCHOOL_ZIPCODE"/>
        <text:variable-decl office:value-type="string" text:name="SCHOOL_ADDRESS1"/>
        <text:variable-decl office:value-type="string" text:name="SCHOOL_NAME"/>
        <text:variable-decl office:value-type="string" text:name="TEST"/>
        <text:variable-decl office:value-type="string" text:name="LEVEL"/>
        <text:variable-decl office:value-type="string" text:name="USER_NUM_INSCR"/>
        <text:variable-decl office:value-type="string" text:name="USER_PHONE"/>
        <text:variable-decl office:value-type="string" text:name="USER_MAIL"/>
        <text:variable-decl office:value-type="date" text:name="USER_BIRTHDAY"/>
        <text:variable-decl office:value-type="string" text:name="USER_COUNTRY"/>
        <text:variable-decl office:value-type="float" text:name="NB_EXAMS"/>
        <text:variable-decl office:value-type="string" text:name="EXAM_1"/>
        <text:variable-decl office:value-type="string" text:name="EXAM_2"/>
        <text:variable-decl office:value-type="string" text:name="EXAM_3"/>
        <text:variable-decl office:value-type="string" text:name="EXAM_4"/>
        <text:variable-decl office:value-type="string" text:name="EXAM_5"/>
        <text:variable-decl office:value-type="string" text:name="EXAM_6"/>
        <text:variable-decl office:value-type="string" text:name="EXAM_7"/>
        <text:variable-decl office:value-type="string" text:name="EXAM_8"/>
        <text:variable-decl office:value-type="string" text:name="EXAM_9"/>
        <text:variable-decl office:value-type="string" text:name="EXAM_10"/>
        <text:variable-decl office:value-type="date" text:name="USER_DATE_INSCR"/>
        <text:variable-decl office:value-type="string" text:name="USER_LANGUAGE"/>
        <text:variable-decl office:value-type="string" text:name="USER_NATIONALITY"/>
        <text:variable-decl office:value-type="string" text:name="EXAM_ADDRESS_1"/>
        <text:variable-decl office:value-type="string" text:name="EXAM_LOCATION_1"/>
        <text:variable-decl office:value-type="date" text:name="EXAM_START_DATE_1"/>
        <text:variable-decl office:value-type="time" text:name="EXAM_START_HOUR_1"/>
        <text:variable-decl office:value-type="string" text:name="EXAM_ADDRESS_2"/>
        <text:variable-decl office:value-type="string" text:name="EXAM_ADDRESS_3"/>
        <text:variable-decl office:value-type="string" text:name="EXAM_ADDRESS_4"/>
        <text:variable-decl office:value-type="string" text:name="EXAM_ADDRESS_5"/>
        <text:variable-decl office:value-type="string" text:name="EXAM_ADDRESS_6"/>
        <text:variable-decl office:value-type="string" text:name="EXAM_ADDRESS_7"/>
        <text:variable-decl office:value-type="string" text:name="EXAM_ADDRESS_8"/>
        <text:variable-decl office:value-type="string" text:name="EXAM_ADDRESS_9"/>
        <text:variable-decl office:value-type="string" text:name="EXAM_ADDRESS_10"/>
        <text:variable-decl office:value-type="string" text:name="EXAM_LOCATION_10"/>
        <text:variable-decl office:value-type="string" text:name="EXAM_LOCATION_2"/>
        <text:variable-decl office:value-type="string" text:name="EXAM_LOCATION_3"/>
        <text:variable-decl office:value-type="string" text:name="EXAM_LOCATION_4"/>
        <text:variable-decl office:value-type="string" text:name="EXAM_LOCATION_5"/>
        <text:variable-decl office:value-type="string" text:name="EXAM_LOCATION_6"/>
        <text:variable-decl office:value-type="string" text:name="EXAM_LOCATION_7"/>
        <text:variable-decl office:value-type="string" text:name="EXAM_LOCATION_8"/>
        <text:variable-decl office:value-type="string" text:name="EXAM_LOCATION_9"/>
        <text:variable-decl office:value-type="date" text:name="EXAM_START_DATE_2"/>
        <text:variable-decl office:value-type="date" text:name="EXAM_START_DATE_3"/>
        <text:variable-decl office:value-type="date" text:name="EXAM_START_DATE_4"/>
        <text:variable-decl office:value-type="date" text:name="EXAM_START_DATE_5"/>
        <text:variable-decl office:value-type="date" text:name="EXAM_START_DATE_6"/>
        <text:variable-decl office:value-type="date" text:name="EXAM_START_DATE_7"/>
        <text:variable-decl office:value-type="date" text:name="EXAM_START_DATE_8"/>
        <text:variable-decl office:value-type="date" text:name="EXAM_START_DATE_9"/>
        <text:variable-decl office:value-type="date" text:name="EXAM_START_DATE_10"/>
        <text:variable-decl office:value-type="time" text:name="EXAM_START_HOUR_2"/>
        <text:variable-decl office:value-type="time" text:name="EXAM_START_HOUR_3"/>
        <text:variable-decl office:value-type="time" text:name="EXAM_START_HOUR_4"/>
        <text:variable-decl office:value-type="time" text:name="EXAM_START_HOUR_5"/>
        <text:variable-decl office:value-type="time" text:name="EXAM_START_HOUR_6"/>
        <text:variable-decl office:value-type="time" text:name="EXAM_START_HOUR_7"/>
        <text:variable-decl office:value-type="time" text:name="EXAM_START_HOUR_8"/>
        <text:variable-decl office:value-type="time" text:name="EXAM_START_HOUR_9"/>
        <text:variable-decl office:value-type="time" text:name="EXAM_START_HOUR_1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Line94536701646768">
          <table:table-cell table:style-name="Tableau1.A1" office:value-type="string">
            <text:p text:style-name="P14"><text:variable-set text:name="SCHOOL_NAME" office:value-type="string">SCHOOL_NAME</text:variable-set></text:p>
            <text:p text:style-name="P5"><text:variable-set text:name="SCHOOL_ADDRESS1" office:value-type="string">SCHOOL_ADDRESS1</text:variable-set></text:p>
            <text:p text:style-name="P5"><text:variable-set text:name="SCHOOL_ZIPCODE" office:value-type="string">SCHOOL_ZIPCODE</text:variable-set><text:s/><text:variable-set text:name="SCHOOL_CITY" office:value-type="string">SCHOOL_CITY</text:variable-set></text:p>
            <text:p text:style-name="P5"><text:variable-set text:name="SCHOOL_PHONE" office:value-type="string">SCHOOL_PHONE</text:variable-set></text:p>
            <text:p text:style-name="P5"><text:variable-set text:name="SCHOOL_EMAIL" office:value-type="string">SCHOOL_EMAIL</text:variable-set></text:p>
          </table:table-cell>
          <table:table-cell table:style-name="Tableau1.A1" office:value-type="string">
            <text:p text:style-name="P26">Dossier <text:span text:style-name="T5">d’</text:span>inscription</text:p>
            <text:p text:style-name="P4"><text:variable-set text:name="TEST" office:value-type="string">TEST</text:variable-set><text:s/><text:variable-set text:name="LEVEL" office:value-type="string">LEVEL</text:variable-set></text:p>
          </table:table-cell>
        </table:table-row>
        <table:table-row table:style-name="TableLine94536701712656"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5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</text:p>
            <text:p text:style-name="P5"><text:variable-set text:name="USER_ADRESS1" office:value-type="string">USER_ADRESS1</text:variable-set></text:p>
            <text:p text:style-name="P5"><text:variable-set text:name="USER_ZIPCODE" office:value-type="string">USER_ZIPCODE</text:variable-set><text:s/><text:variable-set text:name="USER_CITY" office:value-type="string">USER_CITY</text:variable-set></text:p>
            <text:p text:style-name="P5"/>
            <text:p text:style-name="P5"/>
            <text:p text:style-name="P5"/>
            <text:p text:style-name="P4">Laon, le <text:date style:data-style-name="N20076" text:date-value="2021-09-09T10:08:25.227059125">9 septembre 2021</text:date></text:p>
          </table:table-cell>
        </table:table-row>
      </table:table>
      <text:p text:style-name="P6"/>
      <text:p text:style-name="P6"/>
      <text:p text:style-name="P15">Références : Dossier n°<text:variable-set text:name="USER_NUM_INSCR" office:value-type="string">USER_NUM_INSCR</text:variable-set></text:p>
      <text:p text:style-name="P15"/>
      <text:p text:style-name="P15"/>
      <text:p text:style-name="P17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,</text:p>
      <text:p text:style-name="P16"/>
      <text:p text:style-name="P21"><text:span text:style-name="T6">Le </text:span><text:span text:style-name="T6"><text:variable-set text:name="USER_DATE_INSCR" text:formula="ooow:USER_DATE_INSCR" office:value-type="date" office:date-value="1899-12-30" style:data-style-name="N20076">30 décembre 1899</text:variable-set></text:span><text:span text:style-name="T6">, v</text:span><text:span text:style-name="T7">ous </text:span><text:span text:style-name="T8">avez procédé à votre inscription à un</text:span><text:span text:style-name="T7"> </text:span><text:span text:style-name="T9">examen</text:span><text:span text:style-name="T7"> </text:span><text:span text:style-name="T7"><text:variable-set text:name="TEST" office:value-type="string">TEST</text:variable-set></text:span><text:span text:style-name="T10">, </text:span><text:span text:style-name="T7">et nous vous en remercions. </text:span><text:span text:style-name="T11">Vous trouverez ci-dessous votre dossier d’inscription à ce </text:span><text:span text:style-name="T14">test</text:span><text:span text:style-name="T12"> </text:span><text:span text:style-name="T13">(</text:span><text:span text:style-name="T12"><text:variable-set text:name="NB_EXAMS" office:value-type="float" office:value="15" style:data-style-name="N1">15</text:variable-set></text:span><text:span text:style-name="T12"> </text:span><text:span text:style-name="T13">épreuves).</text:span></text:p>
      <text:p text:style-name="P7"/>
      <text:section text:style-name="Sect1" text:name="Section1" text:condition="ooow:1&gt;NB_EXAMS" text:display="condition"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Line94536701832880">
            <table:table-cell table:style-name="Tableau3.A1" office:value-type="string">
              <text:p text:style-name="P28"/>
            </table:table-cell>
            <table:table-cell table:style-name="Tableau3.A1" office:value-type="string">
              <text:p text:style-name="P32">Epreuve</text:p>
            </table:table-cell>
            <table:table-cell table:style-name="Tableau3.A1" office:value-type="string">
              <text:p text:style-name="P30"><text:variable-set text:name="EXAM_1" office:value-type="string">EXAM_1</text:variable-set></text:p>
            </table:table-cell>
            <table:table-cell table:style-name="Tableau3.A1" office:value-type="string">
              <text:p text:style-name="P28"/>
            </table:table-cell>
          </table:table-row>
          <table:table-row table:style-name="TableLine94536701855808">
            <table:table-cell table:style-name="Tableau3.A1" office:value-type="string">
              <text:p text:style-name="P28"/>
            </table:table-cell>
            <table:table-cell table:style-name="Tableau3.A1" office:value-type="string">
              <text:p text:style-name="P32">Adresse</text:p>
            </table:table-cell>
            <table:table-cell table:style-name="Tableau3.A1" office:value-type="string">
              <text:p text:style-name="P30"><text:variable-set text:name="EXAM_ADDRESS_1" office:value-type="string">EXAM_ADDRESS_1</text:variable-set></text:p>
            </table:table-cell>
            <table:table-cell table:style-name="Tableau3.A1" office:value-type="string">
              <text:p text:style-name="P28"/>
            </table:table-cell>
          </table:table-row>
          <table:table-row table:style-name="TableLine94536701856112">
            <table:table-cell table:style-name="Tableau3.A1" office:value-type="string">
              <text:p text:style-name="P28"/>
            </table:table-cell>
            <table:table-cell table:style-name="Tableau3.A1" office:value-type="string">
              <text:p text:style-name="P32">Salle</text:p>
            </table:table-cell>
            <table:table-cell table:style-name="Tableau3.A1" office:value-type="string">
              <text:p text:style-name="P28"><text:variable-set text:name="EXAM_LOCATION_1" office:value-type="string">EXAM_LOCATION_1</text:variable-set></text:p>
            </table:table-cell>
            <table:table-cell table:style-name="Tableau3.A1" office:value-type="string">
              <text:p text:style-name="P28"/>
            </table:table-cell>
          </table:table-row>
          <table:table-row table:style-name="TableLine94536701856464">
            <table:table-cell table:style-name="Tableau3.A1" office:value-type="string">
              <text:p text:style-name="P28"/>
            </table:table-cell>
            <table:table-cell table:style-name="Tableau3.A1" office:value-type="string">
              <text:p text:style-name="P32">Date</text:p>
            </table:table-cell>
            <table:table-cell table:style-name="Tableau3.A1" office:value-type="string">
              <text:p text:style-name="P28"><text:variable-set text:name="EXAM_START_DATE_1" text:formula="ooow:EXAM_START_DATE_1" office:value-type="date" office:date-value="1899-12-30" style:data-style-name="N20076">30 décembre 1899</text:variable-set></text:p>
            </table:table-cell>
            <table:table-cell table:style-name="Tableau3.A1" office:value-type="string">
              <text:p text:style-name="P28"/>
            </table:table-cell>
          </table:table-row>
          <table:table-row table:style-name="TableLine94536701857088">
            <table:table-cell table:style-name="Tableau3.A1" office:value-type="string">
              <text:p text:style-name="P28"/>
            </table:table-cell>
            <table:table-cell table:style-name="Tableau3.A1" office:value-type="string">
              <text:p text:style-name="P32">Heure</text:p>
            </table:table-cell>
            <table:table-cell table:style-name="Tableau3.A1" office:value-type="string">
              <text:p text:style-name="P28"><text:variable-set text:name="EXAM_START_HOUR_1" text:formula="ooow:EXAM_START_HOUR_1" office:value-type="time" office:time-value="PT00H00M00S" style:data-style-name="N20040">00:00</text:variable-set></text:p>
            </table:table-cell>
            <table:table-cell table:style-name="Tableau3.A1" office:value-type="string">
              <text:p text:style-name="P28"/>
            </table:table-cell>
          </table:table-row>
        </table:table>
        <text:p text:style-name="P18"/>
      </text:section>
      <text:section text:style-name="Sect1" text:name="Section2" text:condition="ooow:2&gt;NB_EXAMS" text:display="condition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row table:style-name="TableLine94536701863456">
            <table:table-cell table:style-name="Tableau4.A1" office:value-type="string">
              <text:p text:style-name="P27"/>
            </table:table-cell>
            <table:table-cell table:style-name="Tableau4.A1" office:value-type="string">
              <text:p text:style-name="P31">Epreuve</text:p>
            </table:table-cell>
            <table:table-cell table:style-name="Tableau4.A1" office:value-type="string">
              <text:p text:style-name="P29"><text:variable-set text:name="EXAM_2" office:value-type="string">EXAM_2</text:variable-set></text:p>
            </table:table-cell>
            <table:table-cell table:style-name="Tableau4.A1" office:value-type="string">
              <text:p text:style-name="P27"/>
            </table:table-cell>
          </table:table-row>
          <table:table-row table:style-name="TableLine94536701881456">
            <table:table-cell table:style-name="Tableau4.A1" office:value-type="string">
              <text:p text:style-name="P27"/>
            </table:table-cell>
            <table:table-cell table:style-name="Tableau4.A1" office:value-type="string">
              <text:p text:style-name="P31">Adresse</text:p>
            </table:table-cell>
            <table:table-cell table:style-name="Tableau4.A1" office:value-type="string">
              <text:p text:style-name="P29"><text:variable-set text:name="EXAM_ADDRESS_2" office:value-type="string">EXAM_ADDRESS_2</text:variable-set></text:p>
            </table:table-cell>
            <table:table-cell table:style-name="Tableau4.A1" office:value-type="string">
              <text:p text:style-name="P27"/>
            </table:table-cell>
          </table:table-row>
          <table:table-row table:style-name="TableLine94536701881760">
            <table:table-cell table:style-name="Tableau4.A1" office:value-type="string">
              <text:p text:style-name="P27"/>
            </table:table-cell>
            <table:table-cell table:style-name="Tableau4.A1" office:value-type="string">
              <text:p text:style-name="P31">Salle</text:p>
            </table:table-cell>
            <table:table-cell table:style-name="Tableau4.A1" office:value-type="string">
              <text:p text:style-name="P27"><text:variable-set text:name="EXAM_LOCATION_2" office:value-type="string">EXAM_LOCATION_2</text:variable-set></text:p>
            </table:table-cell>
            <table:table-cell table:style-name="Tableau4.A1" office:value-type="string">
              <text:p text:style-name="P27"/>
            </table:table-cell>
          </table:table-row>
          <table:table-row table:style-name="TableLine94536701882112">
            <table:table-cell table:style-name="Tableau4.A1" office:value-type="string">
              <text:p text:style-name="P27"/>
            </table:table-cell>
            <table:table-cell table:style-name="Tableau4.A1" office:value-type="string">
              <text:p text:style-name="P31">Date</text:p>
            </table:table-cell>
            <table:table-cell table:style-name="Tableau4.A1" office:value-type="string">
              <text:p text:style-name="P27"><text:variable-set text:name="EXAM_START_DATE_2" text:formula="ooow:EXAM_START_DATE_2" office:value-type="date" office:date-value="1899-12-30" style:data-style-name="N20076">30 décembre 1899</text:variable-set></text:p>
            </table:table-cell>
            <table:table-cell table:style-name="Tableau4.A1" office:value-type="string">
              <text:p text:style-name="P27"/>
            </table:table-cell>
          </table:table-row>
          <table:table-row table:style-name="TableLine94536701882736">
            <table:table-cell table:style-name="Tableau4.A1" office:value-type="string">
              <text:p text:style-name="P27"/>
            </table:table-cell>
            <table:table-cell table:style-name="Tableau4.A1" office:value-type="string">
              <text:p text:style-name="P31">Heure</text:p>
            </table:table-cell>
            <table:table-cell table:style-name="Tableau4.A1" office:value-type="string">
              <text:p text:style-name="P27"><text:variable-set text:name="EXAM_START_HOUR_2" text:formula="ooow:EXAM_START_HOUR_2" office:value-type="time" office:time-value="PT00H00M00S" style:data-style-name="N20040">00:00</text:variable-set></text:p>
            </table:table-cell>
            <table:table-cell table:style-name="Tableau4.A1" office:value-type="string">
              <text:p text:style-name="P27"/>
            </table:table-cell>
          </table:table-row>
        </table:table>
        <text:p text:style-name="P19"/>
      </text:section>
      <text:section text:style-name="Sect1" text:name="Section3" text:condition="ooow:3&gt;NB_EXAMS" text:display="condition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 table:style-name="TableLine94536701888048">
            <table:table-cell table:style-name="Tableau5.A1" office:value-type="string">
              <text:p text:style-name="P27"/>
            </table:table-cell>
            <table:table-cell table:style-name="Tableau5.A1" office:value-type="string">
              <text:p text:style-name="P31">Epreuve</text:p>
            </table:table-cell>
            <table:table-cell table:style-name="Tableau5.A1" office:value-type="string">
              <text:p text:style-name="P29"><text:variable-set text:name="EXAM_3" office:value-type="string">EXAM_3</text:variable-set></text:p>
            </table:table-cell>
            <table:table-cell table:style-name="Tableau5.A1" office:value-type="string">
              <text:p text:style-name="P27"/>
            </table:table-cell>
          </table:table-row>
          <table:table-row table:style-name="TableLine94536701906560">
            <table:table-cell table:style-name="Tableau5.A1" office:value-type="string">
              <text:p text:style-name="P27"/>
            </table:table-cell>
            <table:table-cell table:style-name="Tableau5.A1" office:value-type="string">
              <text:p text:style-name="P31">Adresse</text:p>
            </table:table-cell>
            <table:table-cell table:style-name="Tableau5.A1" office:value-type="string">
              <text:p text:style-name="P29"><text:variable-set text:name="EXAM_ADDRESS_3" office:value-type="string">EXAM_ADDRESS_3</text:variable-set></text:p>
            </table:table-cell>
            <table:table-cell table:style-name="Tableau5.A1" office:value-type="string">
              <text:p text:style-name="P27"/>
            </table:table-cell>
          </table:table-row>
          <table:table-row table:style-name="TableLine94536701906864">
            <table:table-cell table:style-name="Tableau5.A1" office:value-type="string">
              <text:p text:style-name="P27"/>
            </table:table-cell>
            <table:table-cell table:style-name="Tableau5.A1" office:value-type="string">
              <text:p text:style-name="P31">Salle</text:p>
            </table:table-cell>
            <table:table-cell table:style-name="Tableau5.A1" office:value-type="string">
              <text:p text:style-name="P27"><text:variable-set text:name="EXAM_LOCATION_3" office:value-type="string">EXAM_LOCATION_3</text:variable-set></text:p>
            </table:table-cell>
            <table:table-cell table:style-name="Tableau5.A1" office:value-type="string">
              <text:p text:style-name="P27"/>
            </table:table-cell>
          </table:table-row>
          <table:table-row table:style-name="TableLine94536701907216">
            <table:table-cell table:style-name="Tableau5.A1" office:value-type="string">
              <text:p text:style-name="P27"/>
            </table:table-cell>
            <table:table-cell table:style-name="Tableau5.A1" office:value-type="string">
              <text:p text:style-name="P31">Date</text:p>
            </table:table-cell>
            <table:table-cell table:style-name="Tableau5.A1" office:value-type="string">
              <text:p text:style-name="P27"><text:variable-set text:name="EXAM_START_DATE_3" text:formula="ooow:EXAM_START_DATE_3" office:value-type="date" office:date-value="1899-12-30" style:data-style-name="N20076">30 décembre 1899</text:variable-set></text:p>
            </table:table-cell>
            <table:table-cell table:style-name="Tableau5.A1" office:value-type="string">
              <text:p text:style-name="P27"/>
            </table:table-cell>
          </table:table-row>
          <table:table-row table:style-name="TableLine94536701907840">
            <table:table-cell table:style-name="Tableau5.A1" office:value-type="string">
              <text:p text:style-name="P27"/>
            </table:table-cell>
            <table:table-cell table:style-name="Tableau5.A1" office:value-type="string">
              <text:p text:style-name="P31">Heure</text:p>
            </table:table-cell>
            <table:table-cell table:style-name="Tableau5.A1" office:value-type="string">
              <text:p text:style-name="P27"><text:variable-set text:name="EXAM_START_HOUR_3" text:formula="ooow:EXAM_START_HOUR_3" office:value-type="time" office:time-value="PT00H00M00S" style:data-style-name="N20040">00:00</text:variable-set></text:p>
            </table:table-cell>
            <table:table-cell table:style-name="Tableau5.A1" office:value-type="string">
              <text:p text:style-name="P27"/>
            </table:table-cell>
          </table:table-row>
        </table:table>
        <text:p text:style-name="P19"/>
      </text:section>
      <text:section text:style-name="Sect1" text:name="Section4" text:condition="ooow:4&gt;NB_EXAMS" text:display="condition"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row table:style-name="TableLine94536701913296">
            <table:table-cell table:style-name="Tableau6.A1" office:value-type="string">
              <text:p text:style-name="P27"/>
            </table:table-cell>
            <table:table-cell table:style-name="Tableau6.A1" office:value-type="string">
              <text:p text:style-name="P31">Epreuve</text:p>
            </table:table-cell>
            <table:table-cell table:style-name="Tableau6.A1" office:value-type="string">
              <text:p text:style-name="P29"><text:variable-set text:name="EXAM_4" office:value-type="string">EXAM_4</text:variable-set></text:p>
            </table:table-cell>
            <table:table-cell table:style-name="Tableau6.A1" office:value-type="string">
              <text:p text:style-name="P27"/>
            </table:table-cell>
          </table:table-row>
          <table:table-row table:style-name="TableLine94536701932384">
            <table:table-cell table:style-name="Tableau6.A1" office:value-type="string">
              <text:p text:style-name="P27"/>
            </table:table-cell>
            <table:table-cell table:style-name="Tableau6.A1" office:value-type="string">
              <text:p text:style-name="P31">Adresse</text:p>
            </table:table-cell>
            <table:table-cell table:style-name="Tableau6.A1" office:value-type="string">
              <text:p text:style-name="P29"><text:variable-set text:name="EXAM_ADDRESS_4" office:value-type="string">EXAM_ADDRESS_4</text:variable-set></text:p>
            </table:table-cell>
            <table:table-cell table:style-name="Tableau6.A1" office:value-type="string">
              <text:p text:style-name="P27"/>
            </table:table-cell>
          </table:table-row>
          <table:table-row table:style-name="TableLine94536701932688">
            <table:table-cell table:style-name="Tableau6.A1" office:value-type="string">
              <text:p text:style-name="P27"/>
            </table:table-cell>
            <table:table-cell table:style-name="Tableau6.A1" office:value-type="string">
              <text:p text:style-name="P31">Salle</text:p>
            </table:table-cell>
            <table:table-cell table:style-name="Tableau6.A1" office:value-type="string">
              <text:p text:style-name="P27"><text:variable-set text:name="EXAM_LOCATION_4" office:value-type="string">EXAM_LOCATION_4</text:variable-set></text:p>
            </table:table-cell>
            <table:table-cell table:style-name="Tableau6.A1" office:value-type="string">
              <text:p text:style-name="P27"/>
            </table:table-cell>
          </table:table-row>
          <table:table-row table:style-name="TableLine94536701933040">
            <table:table-cell table:style-name="Tableau6.A1" office:value-type="string">
              <text:p text:style-name="P27"/>
            </table:table-cell>
            <table:table-cell table:style-name="Tableau6.A1" office:value-type="string">
              <text:p text:style-name="P31">Date</text:p>
            </table:table-cell>
            <table:table-cell table:style-name="Tableau6.A1" office:value-type="string">
              <text:p text:style-name="P27"><text:variable-set text:name="EXAM_START_DATE_4" text:formula="ooow:EXAM_START_DATE_4" office:value-type="date" office:date-value="1899-12-30" style:data-style-name="N20076">30 décembre 1899</text:variable-set></text:p>
            </table:table-cell>
            <table:table-cell table:style-name="Tableau6.A1" office:value-type="string">
              <text:p text:style-name="P27"/>
            </table:table-cell>
          </table:table-row>
          <table:table-row table:style-name="TableLine94536701933664">
            <table:table-cell table:style-name="Tableau6.A1" office:value-type="string">
              <text:p text:style-name="P27"/>
            </table:table-cell>
            <table:table-cell table:style-name="Tableau6.A1" office:value-type="string">
              <text:p text:style-name="P31">Heure</text:p>
            </table:table-cell>
            <table:table-cell table:style-name="Tableau6.A1" office:value-type="string">
              <text:p text:style-name="P27"><text:variable-set text:name="EXAM_START_HOUR_4" text:formula="ooow:EXAM_START_HOUR_4" office:value-type="time" office:time-value="PT00H00M00S" style:data-style-name="N20040">00:00</text:variable-set></text:p>
            </table:table-cell>
            <table:table-cell table:style-name="Tableau6.A1" office:value-type="string">
              <text:p text:style-name="P27"/>
            </table:table-cell>
          </table:table-row>
        </table:table>
        <text:p text:style-name="P19"/>
      </text:section>
      <text:section text:style-name="Sect1" text:name="Section5" text:condition="ooow:5&gt;NB_EXAMS" text:display="condition"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column table:style-name="Tableau7.D"/>
          <table:table-row table:style-name="TableLine94536701939120">
            <table:table-cell table:style-name="Tableau7.A1" office:value-type="string">
              <text:p text:style-name="P27"/>
            </table:table-cell>
            <table:table-cell table:style-name="Tableau7.A1" office:value-type="string">
              <text:p text:style-name="P31">Epreuve</text:p>
            </table:table-cell>
            <table:table-cell table:style-name="Tableau7.A1" office:value-type="string">
              <text:p text:style-name="P29"><text:variable-set text:name="EXAM_5" office:value-type="string">EXAM_5</text:variable-set></text:p>
            </table:table-cell>
            <table:table-cell table:style-name="Tableau7.A1" office:value-type="string">
              <text:p text:style-name="P27"/>
            </table:table-cell>
          </table:table-row>
          <table:table-row table:style-name="TableLine94536701958240">
            <table:table-cell table:style-name="Tableau7.A1" office:value-type="string">
              <text:p text:style-name="P27"/>
            </table:table-cell>
            <table:table-cell table:style-name="Tableau7.A1" office:value-type="string">
              <text:p text:style-name="P31">Adresse</text:p>
            </table:table-cell>
            <table:table-cell table:style-name="Tableau7.A1" office:value-type="string">
              <text:p text:style-name="P29"><text:variable-set text:name="EXAM_ADDRESS_5" office:value-type="string">EXAM_ADDRESS_5</text:variable-set></text:p>
            </table:table-cell>
            <table:table-cell table:style-name="Tableau7.A1" office:value-type="string">
              <text:p text:style-name="P27"/>
            </table:table-cell>
          </table:table-row>
          <table:table-row table:style-name="TableLine94536701958544">
            <table:table-cell table:style-name="Tableau7.A1" office:value-type="string">
              <text:p text:style-name="P27"/>
            </table:table-cell>
            <table:table-cell table:style-name="Tableau7.A1" office:value-type="string">
              <text:p text:style-name="P31">Salle</text:p>
            </table:table-cell>
            <table:table-cell table:style-name="Tableau7.A1" office:value-type="string">
              <text:p text:style-name="P27"><text:variable-set text:name="EXAM_LOCATION_5" office:value-type="string">EXAM_LOCATION_5</text:variable-set></text:p>
            </table:table-cell>
            <table:table-cell table:style-name="Tableau7.A1" office:value-type="string">
              <text:p text:style-name="P27"/>
            </table:table-cell>
          </table:table-row>
          <table:table-row table:style-name="TableLine94536701958896">
            <table:table-cell table:style-name="Tableau7.A1" office:value-type="string">
              <text:p text:style-name="P27"/>
            </table:table-cell>
            <table:table-cell table:style-name="Tableau7.A1" office:value-type="string">
              <text:p text:style-name="P31">Date</text:p>
            </table:table-cell>
            <table:table-cell table:style-name="Tableau7.A1" office:value-type="string">
              <text:p text:style-name="P27"><text:variable-set text:name="EXAM_START_DATE_5" text:formula="ooow:EXAM_START_DATE_5" office:value-type="date" office:date-value="1899-12-30" style:data-style-name="N20076">30 décembre 1899</text:variable-set></text:p>
            </table:table-cell>
            <table:table-cell table:style-name="Tableau7.A1" office:value-type="string">
              <text:p text:style-name="P27"/>
            </table:table-cell>
          </table:table-row>
          <table:table-row table:style-name="TableLine94536701959520">
            <table:table-cell table:style-name="Tableau7.A1" office:value-type="string">
              <text:p text:style-name="P27"/>
            </table:table-cell>
            <table:table-cell table:style-name="Tableau7.A1" office:value-type="string">
              <text:p text:style-name="P31">Heure</text:p>
            </table:table-cell>
            <table:table-cell table:style-name="Tableau7.A1" office:value-type="string">
              <text:p text:style-name="P27"><text:variable-set text:name="EXAM_START_HOUR_5" text:formula="ooow:EXAM_START_HOUR_5" office:value-type="time" office:time-value="PT00H00M00S" style:data-style-name="N20040">00:00</text:variable-set></text:p>
            </table:table-cell>
            <table:table-cell table:style-name="Tableau7.A1" office:value-type="string">
              <text:p text:style-name="P27"/>
            </table:table-cell>
          </table:table-row>
        </table:table>
        <text:p text:style-name="P19"/>
      </text:section>
      <text:section text:style-name="Sect1" text:name="Section6" text:condition="ooow:6&gt;NB_EXAMS" text:display="condition"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column table:style-name="Tableau8.D"/>
          <table:table-row table:style-name="TableLine94536701965248">
            <table:table-cell table:style-name="Tableau8.A1" office:value-type="string">
              <text:p text:style-name="P27"/>
            </table:table-cell>
            <table:table-cell table:style-name="Tableau8.A1" office:value-type="string">
              <text:p text:style-name="P31">Epreuv<text:span text:style-name="T15">e</text:span> </text:p>
            </table:table-cell>
            <table:table-cell table:style-name="Tableau8.A1" office:value-type="string">
              <text:p text:style-name="P29"><text:variable-set text:name="EXAM_6" office:value-type="string">EXAM_6</text:variable-set></text:p>
            </table:table-cell>
            <table:table-cell table:style-name="Tableau8.A1" office:value-type="string">
              <text:p text:style-name="P27"/>
            </table:table-cell>
          </table:table-row>
          <table:table-row table:style-name="TableLine94536701985856">
            <table:table-cell table:style-name="Tableau8.A1" office:value-type="string">
              <text:p text:style-name="P27"/>
            </table:table-cell>
            <table:table-cell table:style-name="Tableau8.A1" office:value-type="string">
              <text:p text:style-name="P31">Adresse</text:p>
            </table:table-cell>
            <table:table-cell table:style-name="Tableau8.A1" office:value-type="string">
              <text:p text:style-name="P29"><text:variable-set text:name="EXAM_ADDRESS_6" office:value-type="string">EXAM_ADDRESS_6</text:variable-set></text:p>
            </table:table-cell>
            <table:table-cell table:style-name="Tableau8.A1" office:value-type="string">
              <text:p text:style-name="P27"/>
            </table:table-cell>
          </table:table-row>
          <table:table-row table:style-name="TableLine94536701986160">
            <table:table-cell table:style-name="Tableau8.A1" office:value-type="string">
              <text:p text:style-name="P27"/>
            </table:table-cell>
            <table:table-cell table:style-name="Tableau8.A1" office:value-type="string">
              <text:p text:style-name="P31">Salle </text:p>
            </table:table-cell>
            <table:table-cell table:style-name="Tableau8.A1" office:value-type="string">
              <text:p text:style-name="P27"><text:variable-set text:name="EXAM_LOCATION_6" office:value-type="string">EXAM_LOCATION_6</text:variable-set></text:p>
            </table:table-cell>
            <table:table-cell table:style-name="Tableau8.A1" office:value-type="string">
              <text:p text:style-name="P27"/>
            </table:table-cell>
          </table:table-row>
          <table:table-row table:style-name="TableLine94536701986960">
            <table:table-cell table:style-name="Tableau8.A1" office:value-type="string">
              <text:p text:style-name="P27"/>
            </table:table-cell>
            <table:table-cell table:style-name="Tableau8.A1" office:value-type="string">
              <text:p text:style-name="P31">Date </text:p>
            </table:table-cell>
            <table:table-cell table:style-name="Tableau8.A1" office:value-type="string">
              <text:p text:style-name="P27"><text:variable-set text:name="EXAM_START_DATE_6" text:formula="ooow:EXAM_START_DATE_6" office:value-type="date" office:date-value="1899-12-30" style:data-style-name="N20076">30 décembre 1899</text:variable-set></text:p>
            </table:table-cell>
            <table:table-cell table:style-name="Tableau8.A1" office:value-type="string">
              <text:p text:style-name="P27"/>
            </table:table-cell>
          </table:table-row>
          <table:table-row table:style-name="TableLine94536701987920">
            <table:table-cell table:style-name="Tableau8.A1" office:value-type="string">
              <text:p text:style-name="P27"/>
            </table:table-cell>
            <table:table-cell table:style-name="Tableau8.A1" office:value-type="string">
              <text:p text:style-name="P31">Heure </text:p>
            </table:table-cell>
            <table:table-cell table:style-name="Tableau8.A1" office:value-type="string">
              <text:p text:style-name="P27"><text:variable-set text:name="EXAM_START_HOUR_6" text:formula="ooow:EXAM_START_HOUR_6" office:value-type="time" office:time-value="PT00H00M00S" style:data-style-name="N20040">00:00</text:variable-set></text:p>
            </table:table-cell>
            <table:table-cell table:style-name="Tableau8.A1" office:value-type="string">
              <text:p text:style-name="P27"/>
            </table:table-cell>
          </table:table-row>
        </table:table>
        <text:p text:style-name="P19"/>
      </text:section>
      <text:section text:style-name="Sect1" text:name="Section7" text:condition="ooow:7&gt;NB_EXAMS" text:display="condition"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column table:style-name="Tableau9.D"/>
          <table:table-row table:style-name="TableLine94536701993376">
            <table:table-cell table:style-name="Tableau9.A1" office:value-type="string">
              <text:p text:style-name="P27"/>
            </table:table-cell>
            <table:table-cell table:style-name="Tableau9.A1" office:value-type="string">
              <text:p text:style-name="P31">Epreuve </text:p>
            </table:table-cell>
            <table:table-cell table:style-name="Tableau9.A1" office:value-type="string">
              <text:p text:style-name="P29"><text:variable-set text:name="EXAM_7" office:value-type="string">EXAM_7</text:variable-set></text:p>
            </table:table-cell>
            <table:table-cell table:style-name="Tableau9.A1" office:value-type="string">
              <text:p text:style-name="P27"/>
            </table:table-cell>
          </table:table-row>
          <table:table-row table:style-name="TableLine94536702012176">
            <table:table-cell table:style-name="Tableau9.A1" office:value-type="string">
              <text:p text:style-name="P27"/>
            </table:table-cell>
            <table:table-cell table:style-name="Tableau9.A1" office:value-type="string">
              <text:p text:style-name="P31">Adresse </text:p>
            </table:table-cell>
            <table:table-cell table:style-name="Tableau9.A1" office:value-type="string">
              <text:p text:style-name="P29"><text:variable-set text:name="EXAM_ADDRESS_7" office:value-type="string">EXAM_ADDRESS_7</text:variable-set></text:p>
            </table:table-cell>
            <table:table-cell table:style-name="Tableau9.A1" office:value-type="string">
              <text:p text:style-name="P27"/>
            </table:table-cell>
          </table:table-row>
          <table:table-row table:style-name="TableLine94536702012480">
            <table:table-cell table:style-name="Tableau9.A1" office:value-type="string">
              <text:p text:style-name="P27"/>
            </table:table-cell>
            <table:table-cell table:style-name="Tableau9.A1" office:value-type="string">
              <text:p text:style-name="P31">Salle </text:p>
            </table:table-cell>
            <table:table-cell table:style-name="Tableau9.A1" office:value-type="string">
              <text:p text:style-name="P27"><text:variable-set text:name="EXAM_LOCATION_7" office:value-type="string">EXAM_LOCATION_7</text:variable-set></text:p>
            </table:table-cell>
            <table:table-cell table:style-name="Tableau9.A1" office:value-type="string">
              <text:p text:style-name="P27"/>
            </table:table-cell>
          </table:table-row>
          <table:table-row table:style-name="TableLine94536702012832">
            <table:table-cell table:style-name="Tableau9.A1" office:value-type="string">
              <text:p text:style-name="P27"/>
            </table:table-cell>
            <table:table-cell table:style-name="Tableau9.A1" office:value-type="string">
              <text:p text:style-name="P31">Date </text:p>
            </table:table-cell>
            <table:table-cell table:style-name="Tableau9.A1" office:value-type="string">
              <text:p text:style-name="P27"><text:variable-set text:name="EXAM_START_DATE_7" text:formula="ooow:EXAM_START_DATE_7" office:value-type="date" office:date-value="1899-12-30" style:data-style-name="N20076">30 décembre 1899</text:variable-set></text:p>
            </table:table-cell>
            <table:table-cell table:style-name="Tableau9.A1" office:value-type="string">
              <text:p text:style-name="P27"/>
            </table:table-cell>
          </table:table-row>
          <table:table-row table:style-name="TableLine94536702013456">
            <table:table-cell table:style-name="Tableau9.A1" office:value-type="string">
              <text:p text:style-name="P27"/>
            </table:table-cell>
            <table:table-cell table:style-name="Tableau9.A1" office:value-type="string">
              <text:p text:style-name="P31">Heure</text:p>
            </table:table-cell>
            <table:table-cell table:style-name="Tableau9.A1" office:value-type="string">
              <text:p text:style-name="P27"><text:variable-set text:name="EXAM_START_HOUR_7" text:formula="ooow:EXAM_START_HOUR_7" office:value-type="time" office:time-value="PT00H00M00S" style:data-style-name="N20040">00:00</text:variable-set></text:p>
            </table:table-cell>
            <table:table-cell table:style-name="Tableau9.A1" office:value-type="string">
              <text:p text:style-name="P27"/>
            </table:table-cell>
          </table:table-row>
        </table:table>
        <text:p text:style-name="P19"/>
      </text:section>
      <text:section text:style-name="Sect1" text:name="Section8" text:condition="ooow:8&gt;NB_EXAMS" text:display="condition">
        <table:table table:name="Tableau10" table:style-name="Tableau10">
          <table:table-column table:style-name="Tableau10.A"/>
          <table:table-column table:style-name="Tableau10.B"/>
          <table:table-column table:style-name="Tableau10.C"/>
          <table:table-column table:style-name="Tableau10.D"/>
          <text:soft-page-break/>
          <table:table-row table:style-name="TableLine94536702018656">
            <table:table-cell table:style-name="Tableau10.A1" office:value-type="string">
              <text:p text:style-name="P27"/>
            </table:table-cell>
            <table:table-cell table:style-name="Tableau10.A1" office:value-type="string">
              <text:p text:style-name="P31">Epreuve </text:p>
            </table:table-cell>
            <table:table-cell table:style-name="Tableau10.A1" office:value-type="string">
              <text:p text:style-name="P29"><text:variable-set text:name="EXAM_8" office:value-type="string">EXAM_8</text:variable-set></text:p>
            </table:table-cell>
            <table:table-cell table:style-name="Tableau10.A1" office:value-type="string">
              <text:p text:style-name="P27"/>
            </table:table-cell>
          </table:table-row>
          <table:table-row table:style-name="TableLine94536702037920">
            <table:table-cell table:style-name="Tableau10.A1" office:value-type="string">
              <text:p text:style-name="P27"/>
            </table:table-cell>
            <table:table-cell table:style-name="Tableau10.A1" office:value-type="string">
              <text:p text:style-name="P31">Adresse </text:p>
            </table:table-cell>
            <table:table-cell table:style-name="Tableau10.A1" office:value-type="string">
              <text:p text:style-name="P29"><text:variable-set text:name="EXAM_ADDRESS_8" office:value-type="string">EXAM_ADDRESS_8</text:variable-set></text:p>
            </table:table-cell>
            <table:table-cell table:style-name="Tableau10.A1" office:value-type="string">
              <text:p text:style-name="P27"/>
            </table:table-cell>
          </table:table-row>
          <table:table-row table:style-name="TableLine94536702038224">
            <table:table-cell table:style-name="Tableau10.A1" office:value-type="string">
              <text:p text:style-name="P27"/>
            </table:table-cell>
            <table:table-cell table:style-name="Tableau10.A1" office:value-type="string">
              <text:p text:style-name="P31">Salle </text:p>
            </table:table-cell>
            <table:table-cell table:style-name="Tableau10.A1" office:value-type="string">
              <text:p text:style-name="P27"><text:variable-set text:name="EXAM_LOCATION_8" office:value-type="string">EXAM_LOCATION_8</text:variable-set></text:p>
            </table:table-cell>
            <table:table-cell table:style-name="Tableau10.A1" office:value-type="string">
              <text:p text:style-name="P27"/>
            </table:table-cell>
          </table:table-row>
          <table:table-row table:style-name="TableLine94536702038576">
            <table:table-cell table:style-name="Tableau10.A1" office:value-type="string">
              <text:p text:style-name="P27"/>
            </table:table-cell>
            <table:table-cell table:style-name="Tableau10.A1" office:value-type="string">
              <text:p text:style-name="P31">Date </text:p>
            </table:table-cell>
            <table:table-cell table:style-name="Tableau10.A1" office:value-type="string">
              <text:p text:style-name="P27"><text:variable-set text:name="EXAM_START_DATE_8" text:formula="ooow:EXAM_START_DATE_8" office:value-type="date" office:date-value="1899-12-30" style:data-style-name="N20076">30 décembre 1899</text:variable-set></text:p>
            </table:table-cell>
            <table:table-cell table:style-name="Tableau10.A1" office:value-type="string">
              <text:p text:style-name="P27"/>
            </table:table-cell>
          </table:table-row>
          <table:table-row table:style-name="TableLine94536702039200">
            <table:table-cell table:style-name="Tableau10.A1" office:value-type="string">
              <text:p text:style-name="P27"/>
            </table:table-cell>
            <table:table-cell table:style-name="Tableau10.A1" office:value-type="string">
              <text:p text:style-name="P31">Heure </text:p>
            </table:table-cell>
            <table:table-cell table:style-name="Tableau10.A1" office:value-type="string">
              <text:p text:style-name="P27"><text:variable-set text:name="EXAM_START_HOUR_8" text:formula="ooow:EXAM_START_HOUR_8" office:value-type="time" office:time-value="PT00H00M00S" style:data-style-name="N20040">00:00</text:variable-set></text:p>
            </table:table-cell>
            <table:table-cell table:style-name="Tableau10.A1" office:value-type="string">
              <text:p text:style-name="P27"/>
            </table:table-cell>
          </table:table-row>
        </table:table>
        <text:p text:style-name="P19"/>
      </text:section>
      <text:section text:style-name="Sect1" text:name="Section9" text:condition="ooow:9&gt;NB_EXAMS" text:display="condition">
        <table:table table:name="Tableau11" table:style-name="Tableau11">
          <table:table-column table:style-name="Tableau11.A"/>
          <table:table-column table:style-name="Tableau11.B"/>
          <table:table-column table:style-name="Tableau11.C"/>
          <table:table-column table:style-name="Tableau11.D"/>
          <table:table-row table:style-name="TableLine94536702044928">
            <table:table-cell table:style-name="Tableau11.A1" office:value-type="string">
              <text:p text:style-name="P27"/>
            </table:table-cell>
            <table:table-cell table:style-name="Tableau11.A1" office:value-type="string">
              <text:p text:style-name="P31">Epreuve </text:p>
            </table:table-cell>
            <table:table-cell table:style-name="Tableau11.A1" office:value-type="string">
              <text:p text:style-name="P29"><text:variable-set text:name="EXAM_9" office:value-type="string">EXAM_9</text:variable-set></text:p>
            </table:table-cell>
            <table:table-cell table:style-name="Tableau11.A1" office:value-type="string">
              <text:p text:style-name="P27"/>
            </table:table-cell>
          </table:table-row>
          <table:table-row table:style-name="TableLine94536702064080">
            <table:table-cell table:style-name="Tableau11.A1" office:value-type="string">
              <text:p text:style-name="P27"/>
            </table:table-cell>
            <table:table-cell table:style-name="Tableau11.A1" office:value-type="string">
              <text:p text:style-name="P31">Adresse </text:p>
            </table:table-cell>
            <table:table-cell table:style-name="Tableau11.A1" office:value-type="string">
              <text:p text:style-name="P29"><text:variable-set text:name="EXAM_ADDRESS_9" office:value-type="string">EXAM_ADDRESS_9</text:variable-set></text:p>
            </table:table-cell>
            <table:table-cell table:style-name="Tableau11.A1" office:value-type="string">
              <text:p text:style-name="P27"/>
            </table:table-cell>
          </table:table-row>
          <table:table-row table:style-name="TableLine94536702064384">
            <table:table-cell table:style-name="Tableau11.A1" office:value-type="string">
              <text:p text:style-name="P27"/>
            </table:table-cell>
            <table:table-cell table:style-name="Tableau11.A1" office:value-type="string">
              <text:p text:style-name="P31">Salle </text:p>
            </table:table-cell>
            <table:table-cell table:style-name="Tableau11.A1" office:value-type="string">
              <text:p text:style-name="P27"><text:variable-set text:name="EXAM_LOCATION_9" office:value-type="string">EXAM_LOCATION_9</text:variable-set></text:p>
            </table:table-cell>
            <table:table-cell table:style-name="Tableau11.A1" office:value-type="string">
              <text:p text:style-name="P27"/>
            </table:table-cell>
          </table:table-row>
          <table:table-row table:style-name="TableLine94536702064736">
            <table:table-cell table:style-name="Tableau11.A1" office:value-type="string">
              <text:p text:style-name="P27"/>
            </table:table-cell>
            <table:table-cell table:style-name="Tableau11.A1" office:value-type="string">
              <text:p text:style-name="P31">Date </text:p>
            </table:table-cell>
            <table:table-cell table:style-name="Tableau11.A1" office:value-type="string">
              <text:p text:style-name="P27"><text:variable-set text:name="EXAM_START_DATE_9" text:formula="ooow:EXAM_START_DATE_9" office:value-type="date" office:date-value="1899-12-30" style:data-style-name="N20076">30 décembre 1899</text:variable-set></text:p>
            </table:table-cell>
            <table:table-cell table:style-name="Tableau11.A1" office:value-type="string">
              <text:p text:style-name="P27"/>
            </table:table-cell>
          </table:table-row>
          <table:table-row table:style-name="TableLine94536702065360">
            <table:table-cell table:style-name="Tableau11.A1" office:value-type="string">
              <text:p text:style-name="P27"/>
            </table:table-cell>
            <table:table-cell table:style-name="Tableau11.A1" office:value-type="string">
              <text:p text:style-name="P31">Heure </text:p>
            </table:table-cell>
            <table:table-cell table:style-name="Tableau11.A1" office:value-type="string">
              <text:p text:style-name="P27"><text:variable-set text:name="EXAM_START_HOUR_9" text:formula="ooow:EXAM_START_HOUR_9" office:value-type="time" office:time-value="PT00H00M00S" style:data-style-name="N20040">00:00</text:variable-set></text:p>
            </table:table-cell>
            <table:table-cell table:style-name="Tableau11.A1" office:value-type="string">
              <text:p text:style-name="P27"/>
            </table:table-cell>
          </table:table-row>
        </table:table>
        <text:p text:style-name="P20"/>
      </text:section>
      <text:section text:style-name="Sect1" text:name="Section10" text:condition="ooow:10&gt;NB_EXAMS" text:display="condition"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column table:style-name="Tableau12.D"/>
          <table:table-row table:style-name="TableLine94536702071088">
            <table:table-cell table:style-name="Tableau12.A1" office:value-type="string">
              <text:p text:style-name="P27"/>
            </table:table-cell>
            <table:table-cell table:style-name="Tableau12.A1" office:value-type="string">
              <text:p text:style-name="P31">Epreuve </text:p>
            </table:table-cell>
            <table:table-cell table:style-name="Tableau12.A1" office:value-type="string">
              <text:p text:style-name="P29"><text:variable-set text:name="EXAM_10" office:value-type="string">EXAM_10</text:variable-set></text:p>
            </table:table-cell>
            <table:table-cell table:style-name="Tableau12.A1" office:value-type="string">
              <text:p text:style-name="P27"/>
            </table:table-cell>
          </table:table-row>
          <table:table-row table:style-name="TableLine94536702090112">
            <table:table-cell table:style-name="Tableau12.A1" office:value-type="string">
              <text:p text:style-name="P27"/>
            </table:table-cell>
            <table:table-cell table:style-name="Tableau12.A1" office:value-type="string">
              <text:p text:style-name="P31">Adresse </text:p>
            </table:table-cell>
            <table:table-cell table:style-name="Tableau12.A1" office:value-type="string">
              <text:p text:style-name="P29"><text:variable-set text:name="EXAM_ADDRESS_10" office:value-type="string">EXAM_ADDRESS_10</text:variable-set></text:p>
            </table:table-cell>
            <table:table-cell table:style-name="Tableau12.A1" office:value-type="string">
              <text:p text:style-name="P27"/>
            </table:table-cell>
          </table:table-row>
          <table:table-row table:style-name="TableLine94536702090416">
            <table:table-cell table:style-name="Tableau12.A1" office:value-type="string">
              <text:p text:style-name="P27"/>
            </table:table-cell>
            <table:table-cell table:style-name="Tableau12.A1" office:value-type="string">
              <text:p text:style-name="P31">Salle </text:p>
            </table:table-cell>
            <table:table-cell table:style-name="Tableau12.A1" office:value-type="string">
              <text:p text:style-name="P27"><text:variable-set text:name="EXAM_LOCATION_10" office:value-type="string">EXAM_LOCATION_10</text:variable-set></text:p>
            </table:table-cell>
            <table:table-cell table:style-name="Tableau12.A1" office:value-type="string">
              <text:p text:style-name="P27"/>
            </table:table-cell>
          </table:table-row>
          <table:table-row table:style-name="TableLine94536702090768">
            <table:table-cell table:style-name="Tableau12.A1" office:value-type="string">
              <text:p text:style-name="P27"/>
            </table:table-cell>
            <table:table-cell table:style-name="Tableau12.A1" office:value-type="string">
              <text:p text:style-name="P31">Date </text:p>
            </table:table-cell>
            <table:table-cell table:style-name="Tableau12.A1" office:value-type="string">
              <text:p text:style-name="P27"><text:variable-set text:name="EXAM_START_DATE_10" text:formula="ooow:EXAM_START_DATE_10" office:value-type="date" office:date-value="1899-12-30" style:data-style-name="N20076">30 décembre 1899</text:variable-set></text:p>
            </table:table-cell>
            <table:table-cell table:style-name="Tableau12.A1" office:value-type="string">
              <text:p text:style-name="P27"/>
            </table:table-cell>
          </table:table-row>
          <table:table-row table:style-name="TableLine94536702091392">
            <table:table-cell table:style-name="Tableau12.A1" office:value-type="string">
              <text:p text:style-name="P27"/>
            </table:table-cell>
            <table:table-cell table:style-name="Tableau12.A1" office:value-type="string">
              <text:p text:style-name="P31">Heure </text:p>
            </table:table-cell>
            <table:table-cell table:style-name="Tableau12.A1" office:value-type="string">
              <text:p text:style-name="P27"><text:variable-set text:name="EXAM_START_HOUR_10" text:formula="ooow:EXAM_START_HOUR_10" office:value-type="time" office:time-value="PT00H00M00S" style:data-style-name="N20040">00:00</text:variable-set></text:p>
            </table:table-cell>
            <table:table-cell table:style-name="Tableau12.A1" office:value-type="string">
              <text:p text:style-name="P27"/>
            </table:table-cell>
          </table:table-row>
        </table:table>
        <text:p text:style-name="P20"/>
      </text:section>
      <text:p text:style-name="P7"/>
      <text:p text:style-name="P7"/>
      <text:p text:style-name="P11">Vos informations personnelles</text:p>
      <text:p text:style-name="P11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 table:style-name="Tableau13.1">
          <table:table-cell table:style-name="Tableau13.A1" office:value-type="string">
            <text:p text:style-name="P24"/>
          </table:table-cell>
          <table:table-cell table:style-name="Tableau13.A1" office:value-type="string">
            <text:p text:style-name="P22">Nom et prénom</text:p>
          </table:table-cell>
          <table:table-cell table:style-name="Tableau13.A1" office:value-type="string">
            <text:p text:style-name="P8"><text:variable-set text:name="USER_LASTNAME" office:value-type="string">USER_LASTNAME</text:variable-set><text:s/><text:variable-set text:name="USER_FIRSTNAME" office:value-type="string">USER_FIRSTNAME</text:variable-set></text:p>
          </table:table-cell>
          <table:table-cell table:style-name="Tableau13.A1" office:value-type="string">
            <text:p text:style-name="P24"/>
          </table:table-cell>
        </table:table-row>
        <table:table-row table:style-name="Tableau13.2">
          <table:table-cell table:style-name="Tableau13.A1" office:value-type="string">
            <text:p text:style-name="P24"/>
          </table:table-cell>
          <table:table-cell table:style-name="Tableau13.A1" office:value-type="string">
            <text:p text:style-name="P22">Adresse</text:p>
          </table:table-cell>
          <table:table-cell table:style-name="Tableau13.A1" office:value-type="string">
            <text:p text:style-name="P8"><text:variable-set text:name="USER_ADRESS1" office:value-type="string">USER_ADRESS1</text:variable-set></text:p>
            <text:p text:style-name="P8"><text:variable-set text:name="USER_ZIPCODE" office:value-type="string">USER_ZIPCODE</text:variable-set><text:s/><text:variable-set text:name="USER_CITY" office:value-type="string">USER_CITY</text:variable-set></text:p>
          </table:table-cell>
          <table:table-cell table:style-name="Tableau13.A1" office:value-type="string">
            <text:p text:style-name="P24"/>
          </table:table-cell>
        </table:table-row>
        <table:table-row table:style-name="Tableau13.3">
          <table:table-cell table:style-name="Tableau13.A1" office:value-type="string">
            <text:p text:style-name="P24"/>
          </table:table-cell>
          <table:table-cell table:style-name="Tableau13.A1" office:value-type="string">
            <text:p text:style-name="P22">Téléphone</text:p>
          </table:table-cell>
          <table:table-cell table:style-name="Tableau13.A1" office:value-type="string">
            <text:p text:style-name="P9"><text:variable-set text:name="USER_PHONE" office:value-type="string">USER_PHONE</text:variable-set></text:p>
          </table:table-cell>
          <table:table-cell table:style-name="Tableau13.A1" office:value-type="string">
            <text:p text:style-name="P24"/>
          </table:table-cell>
        </table:table-row>
        <table:table-row table:style-name="Tableau13.1">
          <table:table-cell table:style-name="Tableau13.A1" office:value-type="string">
            <text:p text:style-name="P24"/>
          </table:table-cell>
          <table:table-cell table:style-name="Tableau13.A1" office:value-type="string">
            <text:p text:style-name="P22">Adresse électronique</text:p>
          </table:table-cell>
          <table:table-cell table:style-name="Tableau13.A1" office:value-type="string">
            <text:p text:style-name="P9"><text:variable-set text:name="USER_MAIL" office:value-type="string">USER_MAIL</text:variable-set></text:p>
          </table:table-cell>
          <table:table-cell table:style-name="Tableau13.A1" office:value-type="string">
            <text:p text:style-name="P24"/>
          </table:table-cell>
        </table:table-row>
        <table:table-row table:style-name="Tableau13.3">
          <table:table-cell table:style-name="Tableau13.A1" office:value-type="string">
            <text:p text:style-name="P24"/>
          </table:table-cell>
          <table:table-cell table:style-name="Tableau13.A1" office:value-type="string">
            <text:p text:style-name="P22">Nationalité</text:p>
          </table:table-cell>
          <table:table-cell table:style-name="Tableau13.A1" office:value-type="string">
            <text:p text:style-name="P13"><text:variable-set text:name="USER_NATIONALITY" office:value-type="string">USER_NATIONALITY</text:variable-set></text:p>
          </table:table-cell>
          <table:table-cell table:style-name="Tableau13.A1" office:value-type="string">
            <text:p text:style-name="P24"/>
          </table:table-cell>
        </table:table-row>
        <table:table-row table:style-name="Tableau13.1">
          <table:table-cell table:style-name="Tableau13.A1" office:value-type="string">
            <text:p text:style-name="P24"/>
          </table:table-cell>
          <table:table-cell table:style-name="Tableau13.A1" office:value-type="string">
            <text:p text:style-name="P22">Date de naissance</text:p>
          </table:table-cell>
          <table:table-cell table:style-name="Tableau13.A1" office:value-type="string">
            <text:p text:style-name="P9"><text:variable-set text:name="USER_BIRTHDAY" text:formula="ooow:0" office:value-type="date" office:date-value="1899-12-30" style:data-style-name="N20076">30 décembre 1899</text:variable-set></text:p>
          </table:table-cell>
          <table:table-cell table:style-name="Tableau13.A1" office:value-type="string">
            <text:p text:style-name="P24"/>
          </table:table-cell>
        </table:table-row>
        <table:table-row table:style-name="Tableau13.7">
          <table:table-cell table:style-name="Tableau13.A1" office:value-type="string">
            <text:p text:style-name="P24"/>
          </table:table-cell>
          <table:table-cell table:style-name="Tableau13.A1" office:value-type="string">
            <text:p text:style-name="P22">Pays</text:p>
          </table:table-cell>
          <table:table-cell table:style-name="Tableau13.A1" office:value-type="string">
            <text:p text:style-name="P10"><text:variable-set text:name="USER_COUNTRY" office:value-type="string">USER_COUNTRY</text:variable-set></text:p>
          </table:table-cell>
          <table:table-cell table:style-name="Tableau13.A1" office:value-type="string">
            <text:p text:style-name="P24"/>
          </table:table-cell>
        </table:table-row>
        <table:table-row table:style-name="Tableau13.1">
          <table:table-cell table:style-name="Tableau13.A1" office:value-type="string">
            <text:p text:style-name="P24"/>
          </table:table-cell>
          <table:table-cell table:style-name="Tableau13.A1" office:value-type="string">
            <text:p text:style-name="P22">Langue</text:p>
          </table:table-cell>
          <table:table-cell table:style-name="Tableau13.A1" office:value-type="string">
            <text:p text:style-name="P25"><text:variable-set text:name="USER_LANGUAGE" office:value-type="string">USER_LANGUAGE</text:variable-set></text:p>
          </table:table-cell>
          <table:table-cell table:style-name="Tableau13.A1" office:value-type="string">
            <text:p text:style-name="P24"/>
          </table:table-cell>
        </table:table-row>
      </table:table>
      <text:p text:style-name="P8"/>
      <text:p text:style-name="P8"/>
      <text:list xml:id="list3908677839" text:style-name="L1">
        <text:list-item>
          <text:p text:style-name="P33"><text:span text:style-name="T4">J</text:span>'ai pris note que toute absence de ma part à la session commandée ne pourra pas entraîner le remboursement des frais d'inscription.</text:p>
        </text:list-item>
        <text:list-item>
          <text:p text:style-name="P33">Je m'engage à me présenter à la session commandée.</text:p>
        </text:list-item>
      </text:list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a" svg:font-family="Symbol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 number:title="Défini par l'utilisateur">
      <number:day/>
      <number:text> </number:text>
      <number:month number:style="long" number:textual="true"/>
      <number:text> </number:text>
      <number:year number:style="long"/>
    </number:date-style>
    <number:currency-style style:name="N10123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3" number:language="en" number:country="US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3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</office:styles>
  <office:automatic-styles>
    <style:style style:name="M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0fec228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10e9033" style:font-size-asian="8pt" style:font-size-complex="8pt"/>
    </style:style>
    <style:style style:name="M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officeooo:paragraph-rsid="00fec228"/>
    </style:style>
    <style:style style:name="MT1" style:family="text">
      <style:text-properties officeooo:rsid="0100e41b"/>
    </style:style>
    <style:style style:name="MT2" style:family="text">
      <style:text-properties fo:font-size="8pt" officeooo:rsid="00da37ce" style:font-name-asian="Symbola" style:font-size-asian="8pt" style:font-name-complex="Symbola" style:font-size-complex="8pt"/>
    </style:style>
    <style:style style:name="MT3" style:family="text">
      <style:text-properties fo:font-size="8pt" officeooo:rsid="00e831e4" style:font-name-asian="Symbola" style:font-size-asian="8pt" style:font-name-complex="Symbola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variable-decls>
          <text:variable-decl office:value-type="string" text:name="SCHOOL_ADDRESS1_FOOT"/>
          <text:variable-decl office:value-type="string" text:name="SCHOOL_CITY_FOOT"/>
          <text:variable-decl office:value-type="string" text:name="SCHOOL_EMAIL_FOOT"/>
          <text:variable-decl office:value-type="string" text:name="SCHOOL_NAME_FOOT"/>
          <text:variable-decl office:value-type="string" text:name="SCHOOL_PHONE_FOOT"/>
          <text:variable-decl office:value-type="string" text:name="SCHOOL_ZIPCODE_FOOT"/>
        </text:variable-decls>
        <text:p text:style-name="MP1"><text:span text:style-name="MT1">- page </text:span><text:page-number text:select-page="current">2</text:page-number>/<text:page-count>2</text:page-count> -</text:p>
        <text:p text:style-name="MP1"/>
        <text:p text:style-name="MP1"/>
        <text:p text:style-name="MP2"><text:variable-set text:name="SCHOOL_NAME_FOOT" office:value-type="string">SCHOOL_NAME_FOOT</text:variable-set><text:s/><text:variable-set text:name="SCHOOL_ADDRESS1_FOOT" office:value-type="string">SCHOOL_ADDRESS1_FOOT</text:variable-set></text:p>
        <text:p text:style-name="MP2"><text:variable-set text:name="SCHOOL_ZIPCODE_FOOT" office:value-type="string">SCHOOL_ZIPCODE_FOOT</text:variable-set><text:s text:c="2"/><text:variable-set text:name="SCHOOL_CITY_FOOT" office:value-type="string">SCHOOL_CITY_FOOT</text:variable-set><text:s/></text:p>
        <text:p text:style-name="MP3"><text:span text:style-name="MT2">Email : </text:span><text:span text:style-name="MT2"><text:variable-set text:name="SCHOOL_EMAIL_FOOT" office:value-type="string">SCHOOL_EMAIL_FOOT</text:variable-set></text:span><text:span text:style-name="MT2"><text:s/></text:span><text:span text:style-name="MT3">| </text:span><text:span text:style-name="MT2">Phone: </text:span><text:span text:style-name="MT2"><text:variable-set text:name="SCHOOL_PHONE_FOOT" office:value-type="string">SCHOOL_PHONE_FOOT</text:variable-se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09T18:14:03.445905186</meta:creation-date>
    <dc:date>2021-09-09T10:08:25.112222202</dc:date>
    <meta:editing-duration>PT11H34M59S</meta:editing-duration>
    <meta:editing-cycles>209</meta:editing-cycles>
    <meta:generator>LibreOffice/6.4.7.2$Linux_X86_64 LibreOffice_project/40$Build-2</meta:generator>
    <meta:document-statistic meta:table-count="12" meta:image-count="0" meta:object-count="0" meta:page-count="2" meta:paragraph-count="138" meta:word-count="254" meta:character-count="1910" meta:non-whitespace-character-count="1771"/>
  </office:meta>
</office:document-meta>
</file>